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AU">
      <number:number number:min-integer-digits="1"/>
    </number:number-style>
    <style:style style:name="ce2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i_s</text:p>
          </table:table-cell>
          <table:table-cell office:value-type="string" calcext:value-type="string">
            <text:p>I_N</text:p>
          </table:table-cell>
          <table:table-cell office:value-type="string" calcext:value-type="string">
            <text:p>I_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/[.C2]" office:value-type="float" office:value="0.0121317157712305" calcext:value-type="float">
            <text:p>0.012131715771231</text:p>
          </table:table-cell>
          <table:table-cell office:value-type="float" office:value="57.7" calcext:value-type="float">
            <text:p>57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/[.C3]" office:value-type="float" office:value="0.263431542461005" calcext:value-type="float">
            <text:p>0.263431542461005</text:p>
          </table:table-cell>
          <table:table-cell office:value-type="float" office:value="57.7" calcext:value-type="float">
            <text:p>57.7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/[.C4]" office:value-type="float" office:value="0.476603119584055" calcext:value-type="float">
            <text:p>0.476603119584055</text:p>
          </table:table-cell>
          <table:table-cell office:value-type="float" office:value="57.7" calcext:value-type="float">
            <text:p>57.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/[.C5]" office:value-type="float" office:value="0.694974003466205" calcext:value-type="float">
            <text:p>0.694974003466205</text:p>
          </table:table-cell>
          <table:table-cell office:value-type="float" office:value="57.7" calcext:value-type="float">
            <text:p>57.7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/[.C6]" office:value-type="float" office:value="0.920277296360485" calcext:value-type="float">
            <text:p>0.920277296360485</text:p>
          </table:table-cell>
          <table:table-cell office:value-type="float" office:value="57.7" calcext:value-type="float">
            <text:p>57.7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D7]/[.C7]" office:value-type="float" office:value="1.04852686308492" calcext:value-type="float">
            <text:p>1.04852686308492</text:p>
          </table:table-cell>
          <table:table-cell office:value-type="float" office:value="57.7" calcext:value-type="float">
            <text:p>57.7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.00.0000</text:date>, <text:time style:data-style-name="N2" text:time-value="15:14:33.6369391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5T13:26:32.478855591</meta:creation-date>
    <dc:date>2020-08-27T15:25:08.353169594</dc:date>
    <meta:editing-duration>PT26M31S</meta:editing-duration>
    <meta:editing-cycles>4</meta:editing-cycles>
    <meta:generator>LibreOffice/6.4.4.2$Linux_X86_64 LibreOffice_project/40$Build-2</meta:generator>
    <meta:document-statistic meta:table-count="1" meta:cell-count="28" meta:object-count="0"/>
  </office:meta>
</office:document-meta>
</file>